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orphans="2" fo:widows="2" fo:text-indent="0cm" style:auto-text-indent="false"/>
      <style:text-properties fo:font-variant="normal" fo:text-transform="none" fo:color="#000000" style:font-name="sans-serif" fo:letter-spacing="normal" fo:font-style="normal" fo:font-weight="bold" officeooo:rsid="001664fc" officeooo:paragraph-rsid="001664fc" style:font-style-asian="italic" style:font-weight-asian="bold" style:font-style-complex="italic" style:font-weight-complex="bold"/>
    </style:style>
    <style:style style:name="P2" style:family="paragraph" style:parent-style-name="Heading_20_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2" style:font-name="sans-serif" fo:font-size="10.5pt" fo:letter-spacing="normal" fo:font-style="normal" fo:font-weight="bold" officeooo:rsid="001664fc" style:font-name-asian="Noto Serif CJK SC" style:font-size-asian="14pt" style:font-style-asian="italic" style:font-weight-asian="bold" style:font-name-complex="Lohit Devanagari" style:font-size-complex="14pt" style:font-style-complex="italic" style:font-weight-complex="bold"/>
    </style:style>
    <style:style style:name="P3" style:family="paragraph" style:parent-style-name="Standard">
      <style:paragraph-properties fo:margin-left="0cm" fo:margin-right="0cm" fo:orphans="2" fo:widows="2" fo:text-indent="0cm" style:auto-text-indent="false"/>
      <style:text-properties fo:font-style="italic" officeooo:paragraph-rsid="0014e7c3" style:font-style-asian="italic" style:font-style-complex="italic"/>
    </style:style>
    <style:style style:name="P4" style:family="paragraph" style:parent-style-name="Standard">
      <style:paragraph-properties fo:margin-left="0cm" fo:margin-right="0cm" fo:orphans="2" fo:widows="2" fo:text-indent="0cm" style:auto-text-indent="false"/>
      <style:text-properties fo:font-style="italic" officeooo:paragraph-rsid="001664fc" style:font-style-asian="italic" style:font-style-complex="italic"/>
    </style:style>
    <style:style style:name="P5" style:family="paragraph" style:parent-style-name="Standard">
      <style:paragraph-properties fo:margin-left="0cm" fo:margin-right="0cm" fo:orphans="2" fo:widows="2" fo:text-indent="0cm" style:auto-text-indent="false"/>
      <style:text-properties fo:font-style="italic" officeooo:rsid="001664fc" officeooo:paragraph-rsid="001664fc" style:font-style-asian="italic" style:font-style-complex="italic"/>
    </style:style>
    <style:style style:name="P6" style:family="paragraph" style:parent-style-name="Standard">
      <style:paragraph-properties fo:margin-left="0cm" fo:margin-right="0cm" fo:orphans="2" fo:widows="2" fo:text-indent="0cm" style:auto-text-indent="false"/>
      <style:text-properties fo:font-style="italic" officeooo:rsid="0017aad1" officeooo:paragraph-rsid="0017aad1" style:font-style-asian="italic" style:font-style-complex="italic"/>
    </style:style>
    <style:style style:name="P7" style:family="paragraph" style:parent-style-name="Standard">
      <style:paragraph-properties fo:margin-left="0cm" fo:margin-right="0cm" fo:orphans="2" fo:widows="2" fo:text-indent="0cm" style:auto-text-indent="false"/>
      <style:text-properties fo:font-style="italic" officeooo:paragraph-rsid="001664fc"/>
    </style:style>
    <style:style style:name="P8" style:family="paragraph" style:parent-style-name="Standard">
      <style:paragraph-properties fo:margin-left="0cm" fo:margin-right="0cm" fo:orphans="2" fo:widows="2" fo:text-indent="0cm" style:auto-text-indent="false"/>
      <style:text-properties fo:font-style="italic" officeooo:paragraph-rsid="0014e7c3"/>
    </style:style>
    <style:style style:name="P9" style:family="paragraph" style:parent-style-name="Standard">
      <style:paragraph-properties fo:margin-left="0cm" fo:margin-right="0cm" fo:orphans="2" fo:widows="2" fo:text-indent="0cm" style:auto-text-indent="false"/>
      <style:text-properties fo:font-style="normal" officeooo:paragraph-rsid="0014e7c3" style:font-style-asian="normal" style:font-style-complex="normal"/>
    </style:style>
    <style:style style:name="P10" style:family="paragraph" style:parent-style-name="Standard">
      <style:paragraph-properties fo:margin-left="0cm" fo:margin-right="0cm" fo:text-align="center" style:justify-single-word="false" fo:orphans="2" fo:widows="2" fo:text-indent="0cm" style:auto-text-indent="false"/>
      <style:text-properties fo:font-style="normal" fo:font-weight="bold" officeooo:rsid="001664fc" officeooo:paragraph-rsid="001664fc" style:font-style-asian="normal" style:font-weight-asian="bold" style:font-style-complex="normal" style:font-weight-complex="bold"/>
    </style:style>
    <style:style style:name="P11" style:family="paragraph" style:parent-style-name="Standard">
      <style:paragraph-properties fo:margin-left="0cm" fo:margin-right="0cm" fo:orphans="2" fo:widows="2" fo:text-indent="0cm" style:auto-text-indent="false"/>
      <style:text-properties fo:font-style="normal" fo:font-weight="bold" officeooo:paragraph-rsid="001664fc" style:font-style-asian="normal" style:font-weight-asian="bold" style:font-style-complex="normal" style:font-weight-complex="bold"/>
    </style:style>
    <style:style style:name="P12" style:family="paragraph" style:parent-style-name="Text_20_body">
      <style:paragraph-properties fo:margin-left="0cm" fo:margin-right="0cm" fo:orphans="2" fo:widows="2" fo:text-indent="0cm" style:auto-text-indent="false"/>
      <style:text-properties fo:font-style="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1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2" style:font-name="sans-serif" fo:font-size="10.5pt" fo:letter-spacing="normal" fo:font-style="normal" fo:font-weight="normal"/>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2" style:font-name="sans-serif" fo:font-size="10.5pt" fo:letter-spacing="normal" fo:font-style="normal" fo:font-weight="normal"/>
    </style:style>
    <style:style style:name="P16" style:family="paragraph" style:parent-style-name="Text_20_body" style:list-style-name="L1">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17" style:family="paragraph" style:parent-style-name="Text_20_body" style:list-style-name="L2">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18" style:family="paragraph" style:parent-style-name="Text_20_body" style:list-style-name="L2">
      <style:paragraph-properties fo:margin-top="0cm" fo:margin-bottom="0cm" loext:contextual-spacing="false" fo:orphans="2" fo:widows="2" fo:padding="0cm" fo:border="none"/>
      <style:text-properties fo:font-variant="normal" fo:text-transform="none" fo:color="#202122" style:font-name="sans-serif" fo:letter-spacing="normal" fo:font-style="normal" fo:font-weight="normal"/>
    </style:style>
    <style:style style:name="P19" style:family="paragraph" style:parent-style-name="Text_20_body">
      <style:paragraph-properties fo:margin-left="1.251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20" style:family="paragraph" style:parent-style-name="Text_20_body">
      <style:paragraph-properties fo:margin-left="1.251cm" fo:margin-right="0cm" fo:orphans="2" fo:widows="2" fo:text-indent="0cm" style:auto-text-indent="false"/>
    </style:style>
    <style:style style:name="T1" style:family="text">
      <style:text-properties fo:font-variant="normal" fo:text-transform="none" fo:color="#202122" style:font-name="sans-serif" fo:font-size="10.5pt" fo:letter-spacing="normal"/>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weight="normal"/>
    </style:style>
    <style:style style:name="T4" style:family="text">
      <style:text-properties fo:font-variant="normal" fo:text-transform="none" fo:color="#202122" style:font-name="sans-serif" fo:font-size="10.5pt" fo:letter-spacing="normal" fo:font-weight="normal" officeooo:rsid="0014e7c3"/>
    </style:style>
    <style:style style:name="T5" style:family="text">
      <style:text-properties fo:font-variant="normal" fo:text-transform="none" fo:color="#202122" style:font-name="sans-serif" fo:font-size="10.5pt" fo:letter-spacing="normal" fo:font-weight="normal" officeooo:rsid="0014e7c3" style:font-style-asian="italic" style:font-style-complex="italic"/>
    </style:style>
    <style:style style:name="T6" style:family="text">
      <style:text-properties fo:font-variant="normal" fo:text-transform="none" fo:color="#202122" style:font-name="sans-serif" fo:font-size="10.5pt" fo:letter-spacing="normal" fo:font-weight="normal" officeooo:rsid="001664fc" style:font-style-asian="italic" style:font-style-complex="italic"/>
    </style:style>
    <style:style style:name="T7" style:family="text">
      <style:text-properties fo:font-variant="normal" fo:text-transform="none" fo:color="#202122" style:font-name="sans-serif" fo:font-size="10.5pt" fo:letter-spacing="normal" fo:font-weight="normal" style:font-weight-asian="normal" style:font-weight-complex="normal"/>
    </style:style>
    <style:style style:name="T8" style:family="text">
      <style:text-properties fo:font-variant="normal" fo:text-transform="none" fo:color="#202122" style:font-name="sans-serif" fo:font-size="10.5pt" fo:letter-spacing="normal" officeooo:rsid="0014e7c3"/>
    </style:style>
    <style:style style:name="T9" style:family="text">
      <style:text-properties fo:font-variant="normal" fo:text-transform="none" fo:color="#202122" style:font-name="sans-serif" fo:font-size="10.5pt" fo:letter-spacing="normal" officeooo:rsid="001664fc"/>
    </style:style>
    <style:style style:name="T10" style:family="text">
      <style:text-properties fo:font-variant="normal" fo:text-transform="none" fo:color="#202122" style:font-name="sans-serif" fo:font-size="10.5pt" fo:letter-spacing="normal" fo:font-weight="bold"/>
    </style:style>
    <style:style style:name="T11"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color="#202122" fo:font-size="10.5pt"/>
    </style:style>
    <style:style style:name="T13" style:family="text">
      <style:text-properties fo:font-size="10.5pt"/>
    </style:style>
    <style:style style:name="T14" style:family="text">
      <style:text-properties officeooo:rsid="001664f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C</text:span><text:span text:style-name="T1">ontextualização</text:span></text:p>
      <text:p text:style-name="P4"><text:span text:style-name="T4"/></text:p>
      <text:p text:style-name="P4"><text:span text:style-name="T4"/></text:p>
      <text:p text:style-name="P11"><text:span text:style-name="T9">1. </text:span><text:span text:style-name="T8">Processos ETL</text:span></text:p>
      <text:p text:style-name="P3"><text:span text:style-name="T4"/></text:p>
      <text:p text:style-name="P3"><text:span text:style-name="T4"/></text:p>
      <text:p text:style-name="P9"><text:span text:style-name="T4">Processos ETL, referem-se à Extrair, Transformar e Carregar. São ferramentas que tem como objetivo a extração de dados de diversos tipos e sistemas, a transformação destes dados de acordo com as regras de negócio, e seu carregamento seja para um Data Mart, ou Data Warehouse, ou simplesmente para direcionar a um determinado sistema de uma organização. O processo de extrair e carregamento são pontos cruciais, já a transformação é opcional, porém uma tarefa necessária.</text:span></text:p>
      <text:p text:style-name="P8"><text:span text:style-name="T2"/></text:p>
      <text:p text:style-name="P7"><text:span text:style-name="T2"/></text:p>
      <text:p text:style-name="P13">O processo ETL é um processo que envolve:</text:p>
      <text:list xml:id="list2141275222" text:style-name="L1">
        <text:list-header>
          <text:p text:style-name="P14">- Extração de dados de fontes externas</text:p>
          <text:p text:style-name="P16">- Transformação dos dados para atender às necessidades de negócios</text:p>
          <text:p text:style-name="P16">- Carregamento dos dados</text:p>
        </text:list-header>
      </text:list>
      <text:p text:style-name="P13"/>
      <text:p text:style-name="P12"><text:span text:style-name="T3">ETL é importante, pois é a forma pela qual os dados são efetivamente carregados no Data Warehouse.</text:span><text:span text:style-name="T7"> Este artigo assume que os dados são sempre carregados no DW, contudo, ETL pode ser aplicado a um processo de carregamento de qualquer base de dados</text:span><text:span text:style-name="T10">.</text:span></text:p>
      <text:h text:style-name="P1" text:outline-level="3"><text:bookmark text:name="Extração"/><text:span text:style-name="T12">1.1. Extração</text:span></text:h>
      <text:p text:style-name="P19">A primeira parte do processo de ETL é a extração de dados dos sistemas de origem. A maioria dos projetos de data warehouse consolidam dados extraídos de diferentes sistemas de origem. Cada sistema pode também utilizar um formato ou organização de dados diferente. Formatos de dados comuns são bases de dados relacionais e flat files (também conhecidos como arquivos planos), mas podem incluir estruturas de bases de dados não relacionais. A extração converte para um determinado formato para a entrada no processamento da transformação.</text:p>
      <text:h text:style-name="P2" text:outline-level="3"><text:bookmark text:name="Transforma.C3.A7.C3.A3o"/><text:bookmark text:name="Transformação"/>1.2.Transformação</text:h>
      <text:p text:style-name="P19">O estágio de transformação aplica uma série de regras ou funções aos dados extraídos para derivar os dados a serem carregados. Algumas fontes de dados necessitarão de muito pouca manipulação de dados. Em outros casos, podem ser necessários um ou mais de um dos seguintes tipos de transformação:</text:p>
      <text:list xml:id="list3568034379" text:style-name="L2">
        <text:list-item>
          <text:list>
            <text:list-item>
              <text:p text:style-name="P15"><text:s/>Seleção de apenas determinadas colunas para carregar (ou a seleção de nenhuma coluna para não carregar)</text:p>
            </text:list-item>
            <text:list-item>
              <text:p text:style-name="P17"><text:s/>Tradução de valores codificados (se o sistema de origem armazena 1 para sexo masculino e 2 para feminino, mas o data warehouse armazena M para masculino e F para feminino, por exemplo), o que é conhecido como limpeza de dados.</text:p>
            </text:list-item>
            <text:list-item>
              <text:p text:style-name="P17"><text:s/>Codificação de valores de forma livre (mapeando “Masculino”,“1” e “Sr.” para M, por exemplo)</text:p>
            </text:list-item>
            <text:list-item>
              <text:p text:style-name="P17"><text:s/>Derivação de um novo valor calculado (montante_vendas = qtde * preço_unitário, por exemplo)</text:p>
            </text:list-item>
            <text:list-item>
              <text:p text:style-name="P17"><text:s/>Junção de dados provenientes de diversas fontes</text:p>
            </text:list-item>
            <text:list-item>
              <text:p text:style-name="P17"><text:s/>Resumo de várias linhas de dados (total de vendas para cada loja e para cada região, por exemplo)</text:p>
            </text:list-item>
            <text:list-item>
              <text:p text:style-name="P17"><text:s/>Geração de valores de chaves substitutas (surrogate keys)</text:p>
            </text:list-item>
            <text:list-item>
              <text:p text:style-name="P17"><text:soft-page-break/><text:s/>Transposição ou rotação (transformando múltiplas colunas em múltiplas linhas ou vice-versa)</text:p>
            </text:list-item>
            <text:list-item>
              <text:p text:style-name="P18"><text:span text:style-name="T13"><text:s/>Quebra de uma coluna em diversas colunas (como por exemplo, colocando uma lista separada por vírgulas e especificada como uma cadeia em uma coluna com valores individuais em diferentes colunas).</text:span></text:p>
            </text:list-item>
          </text:list>
          <text:p text:style-name="P18"><text:span text:style-name="T13"/></text:p>
        </text:list-item>
      </text:list>
      <text:h text:style-name="P2" text:outline-level="3"><text:bookmark text:name="Carregamento"/>1.3. Carregamento</text:h>
      <text:p text:style-name="P20"><text:span text:style-name="T2">A fase de carregamento consiste na colocação dos dados no Data Warehouse (DW). Dependendo das necessidades da organização, este processo varia amplamente. Alguns data warehouses podem substituir as informações existentes semanalmente, com dados cumulativos e atualizados, ao passo que outro DW (ou até mesmo outras partes do mesmo DW, conhecidos como </text:span><text:a xlink:type="simple" xlink:href="https://pt.wikipedia.org/wiki/Data_Mart" text:style-name="Internet_20_link" text:visited-style-name="Visited_20_Internet_20_Link"><text:span text:style-name="T11">Data Mart</text:span></text:a><text:span text:style-name="T2">) podem adicionar dados a cada hora. A temporização e o alcance de reposição ou acréscimo constituem opções de projeto estratégicas que dependem do tempo disponível e das necessidades de negócios. Sistemas mais complexos podem manter um histórico e uma pista de auditoria de todas as mudanças sofridas pelos dados.</text:span></text:p>
      <text:p text:style-name="P5"><text:span text:style-name="T3"/></text:p>
      <text:p text:style-name="P6"><text:span text:style-name="T3">Fonte: https://pt.wikipedia.org/wiki/Extract,_transform,_lo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10:30:59.664358984</meta:creation-date>
    <dc:date>2021-04-01T10:53:11.783170870</dc:date>
    <meta:editing-duration>PT1M21S</meta:editing-duration>
    <meta:editing-cycles>1</meta:editing-cycles>
    <meta:document-statistic meta:table-count="0" meta:image-count="0" meta:object-count="0" meta:page-count="2" meta:paragraph-count="25" meta:word-count="561" meta:character-count="3550" meta:non-whitespace-character-count="3017"/>
    <meta:generator>LibreOffice/6.4.6.2$Linux_X86_64 LibreOffice_project/40$Build-2</meta:generator>
  </office:meta>
</office:document-meta>
</file>